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ipServiceUnitAnalyzer.resolveContentBasedRouter( ContentBasedRouter rou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ipServiceUnitAnalyzer.getXBean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ServiceUnitAnalyzer.resolveMessageFilter( Message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ServiceUnitAnalyzer.resolveWireTap( WireTap t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ipServiceUnitAnalyzer.resolvePipeline( Pipeline pipe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ipServiceUnitAnalyzer.getConsumes( Endpoint endpoi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ipServiceUnitAnalyzer.resolveStaticRecipientList( StaticRecipientList 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ipServiceUnitAnalyzer.resolveStaticRoutingSlip( StaticRoutingSlip sli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ipServiceUnitAnalyzer.generateConsumesFromTarget( ExchangeTarget target , List &lt; Consumes &gt; consum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ipServiceUnitAnalyzer.resolveXPathSplitter( XPathSplitter spli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ServiceUnitAnalyzer.resolveSplitAggregator( SplitAggregator aggreg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ipServiceUnitAnalyzer.isValidEndpoint( Objec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